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7472222222222cm"/>
    </style:style>
    <style:style style:name="co3" style:family="table-column">
      <style:table-column-properties fo:break-before="auto" style:column-width="3.19263888888889cm"/>
    </style:style>
    <style:style style:name="co4" style:family="table-column">
      <style:table-column-properties fo:break-before="auto" style:column-width="7.28486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Level</text:p>
          </table:table-cell>
          <table:table-cell office:value-type="string" table:style-name="ce1">
            <text:p>Experience for level</text:p>
          </table:table-cell>
          <table:table-cell office:value-type="string" table:style-name="ce1">
            <text:p>Total experience</text:p>
          </table:table-cell>
          <table:table-cell table:style-name="ce1"/>
          <table:table-cell office:value-type="string" table:style-name="ce1">
            <text:p>Constants</text:p>
          </table:table-cell>
          <table:table-cell office:value-type="string" table:style-name="ce1">
            <text:p>Valu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0" table:formula="of:= [.F2]" table:style-name="ce3">
            <text:p>200</text:p>
          </table:table-cell>
          <table:table-cell office:value-type="float" office:value="200" table:formula="of:= [.B2]" table:style-name="ce3">
            <text:p>200</text:p>
          </table:table-cell>
          <table:table-cell table:style-name="ce1"/>
          <table:table-cell office:value-type="string" table:style-name="ce1">
            <text:p>Experience needed for first level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4" table:formula="of:= [.B2] * [.$F$3]" table:style-name="ce3">
            <text:p>204</text:p>
          </table:table-cell>
          <table:table-cell office:value-type="float" office:value="404" table:formula="of:= [.C2] + [.B3]" table:style-name="ce3">
            <text:p>404</text:p>
          </table:table-cell>
          <table:table-cell table:style-name="ce1"/>
          <table:table-cell office:value-type="string" table:style-name="ce1">
            <text:p>Percentage of increasing value per level</text:p>
          </table:table-cell>
          <table:table-cell office:value-type="float" office:value="1.02" table:style-name="ce2">
            <text:p>1,0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8.08" table:formula="of:= [.B3] * [.$F$3]" table:style-name="ce3">
            <text:p>208</text:p>
          </table:table-cell>
          <table:table-cell office:value-type="float" office:value="612.08000000000004" table:formula="of:= [.C3] + [.B4]" table:style-name="ce3">
            <text:p>612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2.24160000000001" table:formula="of:= [.B4] * [.$F$3]" table:style-name="ce3">
            <text:p>212</text:p>
          </table:table-cell>
          <table:table-cell office:value-type="float" office:value="824.32159999999999" table:formula="of:= [.C4] + [.B5]" table:style-name="ce3">
            <text:p>824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6.48643200000001" table:formula="of:= [.B5] * [.$F$3]" table:style-name="ce3">
            <text:p>216</text:p>
          </table:table-cell>
          <table:table-cell office:value-type="float" office:value="1040.8080319999999" table:formula="of:= [.C5] + [.B6]" table:style-name="ce3">
            <text:p>1 041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0.81616064000002" table:formula="of:= [.B6] * [.$F$3]" table:style-name="ce3">
            <text:p>221</text:p>
          </table:table-cell>
          <table:table-cell office:value-type="float" office:value="1261.6241926399998" table:formula="of:= [.C6] + [.B7]" table:style-name="ce3">
            <text:p>1 262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5.23248385280002" table:formula="of:= [.B7] * [.$F$3]" table:style-name="ce3">
            <text:p>225</text:p>
          </table:table-cell>
          <table:table-cell office:value-type="float" office:value="1486.8566764927998" table:formula="of:= [.C7] + [.B8]" table:style-name="ce3">
            <text:p>1 487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9.73713352985601" table:formula="of:= [.B8] * [.$F$3]" table:style-name="ce3">
            <text:p>230</text:p>
          </table:table-cell>
          <table:table-cell office:value-type="float" office:value="1716.5938100226558" table:formula="of:= [.C8] + [.B9]" table:style-name="ce3">
            <text:p>1 717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4.33187620045314" table:formula="of:= [.B9] * [.$F$3]" table:style-name="ce3">
            <text:p>234</text:p>
          </table:table-cell>
          <table:table-cell office:value-type="float" office:value="1950.9256862231089" table:formula="of:= [.C9] + [.B10]" table:style-name="ce3">
            <text:p>1 951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9.0185137244622" table:formula="of:= [.B10] * [.$F$3]" table:style-name="ce3">
            <text:p>239</text:p>
          </table:table-cell>
          <table:table-cell office:value-type="float" office:value="2189.9441999475712" table:formula="of:= [.C10] + [.B11]" table:style-name="ce3">
            <text:p>2 190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3.79888399895145" table:formula="of:= [.B11] * [.$F$3]" table:style-name="ce3">
            <text:p>244</text:p>
          </table:table-cell>
          <table:table-cell office:value-type="float" office:value="2433.7430839465228" table:formula="of:= [.C11] + [.B12]" table:style-name="ce3">
            <text:p>2 434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8.67486167893048" table:formula="of:= [.B12] * [.$F$3]" table:style-name="ce3">
            <text:p>249</text:p>
          </table:table-cell>
          <table:table-cell office:value-type="float" office:value="2682.4179456254533" table:formula="of:= [.C12] + [.B13]" table:style-name="ce3">
            <text:p>2 682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3.64835891250911" table:formula="of:= [.B13] * [.$F$3]" table:style-name="ce3">
            <text:p>254</text:p>
          </table:table-cell>
          <table:table-cell office:value-type="float" office:value="2936.0663045379624" table:formula="of:= [.C13] + [.B14]" table:style-name="ce3">
            <text:p>2 936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8.72132609075931" table:formula="of:= [.B14] * [.$F$3]" table:style-name="ce3">
            <text:p>259</text:p>
          </table:table-cell>
          <table:table-cell office:value-type="float" office:value="3194.7876306287217" table:formula="of:= [.C14] + [.B15]" table:style-name="ce3">
            <text:p>3 195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3.89575261257448" table:formula="of:= [.B15] * [.$F$3]" table:style-name="ce3">
            <text:p>264</text:p>
          </table:table-cell>
          <table:table-cell office:value-type="float" office:value="3458.6833832412963" table:formula="of:= [.C15] + [.B16]" table:style-name="ce3">
            <text:p>3 459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9.17366766482598" table:formula="of:= [.B16] * [.$F$3]" table:style-name="ce3">
            <text:p>269</text:p>
          </table:table-cell>
          <table:table-cell office:value-type="float" office:value="3727.8570509061224" table:formula="of:= [.C16] + [.B17]" table:style-name="ce3">
            <text:p>3 72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4.55714101812254" table:formula="of:= [.B17] * [.$F$3]" table:style-name="ce3">
            <text:p>275</text:p>
          </table:table-cell>
          <table:table-cell office:value-type="float" office:value="4002.4141919242447" table:formula="of:= [.C17] + [.B18]" table:style-name="ce3">
            <text:p>4 00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0.04828383848502" table:formula="of:= [.B18] * [.$F$3]" table:style-name="ce3">
            <text:p>280</text:p>
          </table:table-cell>
          <table:table-cell office:value-type="float" office:value="4282.4624757627298" table:formula="of:= [.C18] + [.B19]" table:style-name="ce3">
            <text:p>4 28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5.64924951525472" table:formula="of:= [.B19] * [.$F$3]" table:style-name="ce3">
            <text:p>286</text:p>
          </table:table-cell>
          <table:table-cell office:value-type="float" office:value="4568.1117252779841" table:formula="of:= [.C19] + [.B20]" table:style-name="ce3">
            <text:p>4 56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1.3622345055598" table:formula="of:= [.B20] * [.$F$3]" table:style-name="ce3">
            <text:p>291</text:p>
          </table:table-cell>
          <table:table-cell office:value-type="float" office:value="4859.4739597835442" table:formula="of:= [.C20] + [.B21]" table:style-name="ce3">
            <text:p>4 85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7.18947919567103" table:formula="of:= [.B21] * [.$F$3]" table:style-name="ce3">
            <text:p>297</text:p>
          </table:table-cell>
          <table:table-cell office:value-type="float" office:value="5156.6634389792152" table:formula="of:= [.C21] + [.B22]" table:style-name="ce3">
            <text:p>5 15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3.13326877958445" table:formula="of:= [.B22] * [.$F$3]" table:style-name="ce3">
            <text:p>303</text:p>
          </table:table-cell>
          <table:table-cell office:value-type="float" office:value="5459.7967077588" table:formula="of:= [.C22] + [.B23]" table:style-name="ce3">
            <text:p>5 46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9.19593415517613" table:formula="of:= [.B23] * [.$F$3]" table:style-name="ce3">
            <text:p>309</text:p>
          </table:table-cell>
          <table:table-cell office:value-type="float" office:value="5768.9926419139765" table:formula="of:= [.C23] + [.B24]" table:style-name="ce3">
            <text:p>5 76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5.37985283827965" table:formula="of:= [.B24] * [.$F$3]" table:style-name="ce3">
            <text:p>315</text:p>
          </table:table-cell>
          <table:table-cell office:value-type="float" office:value="6084.372494752256" table:formula="of:= [.C24] + [.B25]" table:style-name="ce3">
            <text:p>6 08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1.68744989504523" table:formula="of:= [.B25] * [.$F$3]" table:style-name="ce3">
            <text:p>322</text:p>
          </table:table-cell>
          <table:table-cell office:value-type="float" office:value="6406.0599446473016" table:formula="of:= [.C25] + [.B26]" table:style-name="ce3">
            <text:p>6 40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8.12119889294615" table:formula="of:= [.B26] * [.$F$3]" table:style-name="ce3">
            <text:p>328</text:p>
          </table:table-cell>
          <table:table-cell office:value-type="float" office:value="6734.1811435402478" table:formula="of:= [.C26] + [.B27]" table:style-name="ce3">
            <text:p>6 7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34.6836228708051" table:formula="of:= [.B27] * [.$F$3]" table:style-name="ce3">
            <text:p>335</text:p>
          </table:table-cell>
          <table:table-cell office:value-type="float" office:value="7068.8647664110531" table:formula="of:= [.C27] + [.B28]" table:style-name="ce3">
            <text:p>7 06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41.37729532822118" table:formula="of:= [.B28] * [.$F$3]" table:style-name="ce3">
            <text:p>341</text:p>
          </table:table-cell>
          <table:table-cell office:value-type="float" office:value="7410.2420617392745" table:formula="of:= [.C28] + [.B29]" table:style-name="ce3">
            <text:p>7 41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8.20484123478559" table:formula="of:= [.B29] * [.$F$3]" table:style-name="ce3">
            <text:p>348</text:p>
          </table:table-cell>
          <table:table-cell office:value-type="float" office:value="7758.4469029740603" table:formula="of:= [.C29] + [.B30]" table:style-name="ce3">
            <text:p>7 75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5.16893805948132" table:formula="of:= [.B30] * [.$F$3]" table:style-name="ce3">
            <text:p>355</text:p>
          </table:table-cell>
          <table:table-cell office:value-type="float" office:value="8113.615841033542" table:formula="of:= [.C30] + [.B31]" table:style-name="ce3">
            <text:p>8 11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62.27231682067094" table:formula="of:= [.B31] * [.$F$3]" table:style-name="ce3">
            <text:p>362</text:p>
          </table:table-cell>
          <table:table-cell office:value-type="float" office:value="8475.8881578542132" table:formula="of:= [.C31] + [.B32]" table:style-name="ce3">
            <text:p>8 47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9.51776315708435" table:formula="of:= [.B32] * [.$F$3]" table:style-name="ce3">
            <text:p>370</text:p>
          </table:table-cell>
          <table:table-cell office:value-type="float" office:value="8845.4059210112973" table:formula="of:= [.C32] + [.B33]" table:style-name="ce3">
            <text:p>8 84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76.90811842022606" table:formula="of:= [.B33] * [.$F$3]" table:style-name="ce3">
            <text:p>377</text:p>
          </table:table-cell>
          <table:table-cell office:value-type="float" office:value="9222.3140394315233" table:formula="of:= [.C33] + [.B34]" table:style-name="ce3">
            <text:p>9 22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84.44628078863059" table:formula="of:= [.B34] * [.$F$3]" table:style-name="ce3">
            <text:p>384</text:p>
          </table:table-cell>
          <table:table-cell office:value-type="float" office:value="9606.7603202201535" table:formula="of:= [.C34] + [.B35]" table:style-name="ce3">
            <text:p>9 60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2.13520640440322" table:formula="of:= [.B35] * [.$F$3]" table:style-name="ce3">
            <text:p>392</text:p>
          </table:table-cell>
          <table:table-cell office:value-type="float" office:value="9998.8955266245575" table:formula="of:= [.C35] + [.B36]" table:style-name="ce3">
            <text:p>9 99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99.97791053249131" table:formula="of:= [.B36] * [.$F$3]" table:style-name="ce3">
            <text:p>400</text:p>
          </table:table-cell>
          <table:table-cell office:value-type="float" office:value="10398.873437157048" table:formula="of:= [.C36] + [.B37]" table:style-name="ce3">
            <text:p>10 39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7.97746874314112" table:formula="of:= [.B37] * [.$F$3]" table:style-name="ce3">
            <text:p>408</text:p>
          </table:table-cell>
          <table:table-cell office:value-type="float" office:value="10806.85090590019" table:formula="of:= [.C37] + [.B38]" table:style-name="ce3">
            <text:p>10 80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16.13701811800394" table:formula="of:= [.B38] * [.$F$3]" table:style-name="ce3">
            <text:p>416</text:p>
          </table:table-cell>
          <table:table-cell office:value-type="float" office:value="11222.987924018194" table:formula="of:= [.C38] + [.B39]" table:style-name="ce3">
            <text:p>11 22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4.45975848036403" table:formula="of:= [.B39] * [.$F$3]" table:style-name="ce3">
            <text:p>424</text:p>
          </table:table-cell>
          <table:table-cell office:value-type="float" office:value="11647.447682498558" table:formula="of:= [.C39] + [.B40]" table:style-name="ce3">
            <text:p>11 64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32.94895364997132" table:formula="of:= [.B40] * [.$F$3]" table:style-name="ce3">
            <text:p>433</text:p>
          </table:table-cell>
          <table:table-cell office:value-type="float" office:value="12080.396636148529" table:formula="of:= [.C40] + [.B41]" table:style-name="ce3">
            <text:p>12 080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41.60793272297076" table:formula="of:= [.B41] * [.$F$3]" table:style-name="ce3">
            <text:p>442</text:p>
          </table:table-cell>
          <table:table-cell office:value-type="float" office:value="12522.0045688715" table:formula="of:= [.C41] + [.B42]" table:style-name="ce3">
            <text:p>12 52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50.44009137743018" table:formula="of:= [.B42] * [.$F$3]" table:style-name="ce3">
            <text:p>450</text:p>
          </table:table-cell>
          <table:table-cell office:value-type="float" office:value="12972.44466024893" table:formula="of:= [.C42] + [.B43]" table:style-name="ce3">
            <text:p>12 97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9.44889320497879" table:formula="of:= [.B43] * [.$F$3]" table:style-name="ce3">
            <text:p>459</text:p>
          </table:table-cell>
          <table:table-cell office:value-type="float" office:value="13431.893553453909" table:formula="of:= [.C43] + [.B44]" table:style-name="ce3">
            <text:p>13 43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8.63787106907836" table:formula="of:= [.B44] * [.$F$3]" table:style-name="ce3">
            <text:p>469</text:p>
          </table:table-cell>
          <table:table-cell office:value-type="float" office:value="13900.531424522987" table:formula="of:= [.C44] + [.B45]" table:style-name="ce3">
            <text:p>13 90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78.01062849045991" table:formula="of:= [.B45] * [.$F$3]" table:style-name="ce3">
            <text:p>478</text:p>
          </table:table-cell>
          <table:table-cell office:value-type="float" office:value="14378.542053013447" table:formula="of:= [.C45] + [.B46]" table:style-name="ce3">
            <text:p>14 379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87.57084106026912" table:formula="of:= [.B46] * [.$F$3]" table:style-name="ce3">
            <text:p>488</text:p>
          </table:table-cell>
          <table:table-cell office:value-type="float" office:value="14866.112894073716" table:formula="of:= [.C46] + [.B47]" table:style-name="ce3">
            <text:p>14 866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97.32225788147451" table:formula="of:= [.B47] * [.$F$3]" table:style-name="ce3">
            <text:p>497</text:p>
          </table:table-cell>
          <table:table-cell office:value-type="float" office:value="15363.435151955191" table:formula="of:= [.C47] + [.B48]" table:style-name="ce3">
            <text:p>15 36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7.26870303910403" table:formula="of:= [.B48] * [.$F$3]" table:style-name="ce3">
            <text:p>507</text:p>
          </table:table-cell>
          <table:table-cell office:value-type="float" office:value="15870.703854994295" table:formula="of:= [.C48] + [.B49]" table:style-name="ce3">
            <text:p>15 871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17.41407709988607" table:formula="of:= [.B49] * [.$F$3]" table:style-name="ce3">
            <text:p>517</text:p>
          </table:table-cell>
          <table:table-cell office:value-type="float" office:value="16388.117932094181" table:formula="of:= [.C49] + [.B50]" table:style-name="ce3">
            <text:p>16 38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27.76235864188379" table:formula="of:= [.B50] * [.$F$3]" table:style-name="ce3">
            <text:p>528</text:p>
          </table:table-cell>
          <table:table-cell office:value-type="float" office:value="16915.880290736066" table:formula="of:= [.C50] + [.B51]" table:style-name="ce3">
            <text:p>16 91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38.31760581472145" table:formula="of:= [.B51] * [.$F$3]" table:style-name="ce3">
            <text:p>538</text:p>
          </table:table-cell>
          <table:table-cell office:value-type="float" office:value="17454.197896550788" table:formula="of:= [.C51] + [.B52]" table:style-name="ce3">
            <text:p>17 454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49.0839579310159" table:formula="of:= [.B52] * [.$F$3]" table:style-name="ce3">
            <text:p>549</text:p>
          </table:table-cell>
          <table:table-cell office:value-type="float" office:value="18003.281854481804" table:formula="of:= [.C52] + [.B53]" table:style-name="ce3">
            <text:p>18 00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60.0656370896362" table:formula="of:= [.B53] * [.$F$3]" table:style-name="ce3">
            <text:p>560</text:p>
          </table:table-cell>
          <table:table-cell office:value-type="float" office:value="18563.34749157144" table:formula="of:= [.C53] + [.B54]" table:style-name="ce3">
            <text:p>18 56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71.26694983142897" table:formula="of:= [.B54] * [.$F$3]" table:style-name="ce3">
            <text:p>571</text:p>
          </table:table-cell>
          <table:table-cell office:value-type="float" office:value="19134.614441402868" table:formula="of:= [.C54] + [.B55]" table:style-name="ce3">
            <text:p>19 13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2.6922888280576" table:formula="of:= [.B55] * [.$F$3]" table:style-name="ce3">
            <text:p>583</text:p>
          </table:table-cell>
          <table:table-cell office:value-type="float" office:value="19717.306730230925" table:formula="of:= [.C55] + [.B56]" table:style-name="ce3">
            <text:p>19 717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94.34613460461878" table:formula="of:= [.B56] * [.$F$3]" table:style-name="ce3">
            <text:p>594</text:p>
          </table:table-cell>
          <table:table-cell office:value-type="float" office:value="20311.652864835545" table:formula="of:= [.C56] + [.B57]" table:style-name="ce3">
            <text:p>20 31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6.23305729671119" table:formula="of:= [.B57] * [.$F$3]" table:style-name="ce3">
            <text:p>606</text:p>
          </table:table-cell>
          <table:table-cell office:value-type="float" office:value="20917.885922132256" table:formula="of:= [.C57] + [.B58]" table:style-name="ce3">
            <text:p>20 91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18.35771844264548" table:formula="of:= [.B58] * [.$F$3]" table:style-name="ce3">
            <text:p>618</text:p>
          </table:table-cell>
          <table:table-cell office:value-type="float" office:value="21536.243640574903" table:formula="of:= [.C58] + [.B59]" table:style-name="ce3">
            <text:p>21 53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30.72487281149836" table:formula="of:= [.B59] * [.$F$3]" table:style-name="ce3">
            <text:p>631</text:p>
          </table:table-cell>
          <table:table-cell office:value-type="float" office:value="22166.9685133864" table:formula="of:= [.C59] + [.B60]" table:style-name="ce3">
            <text:p>22 16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43.33937026772833" table:formula="of:= [.B60] * [.$F$3]" table:style-name="ce3">
            <text:p>643</text:p>
          </table:table-cell>
          <table:table-cell office:value-type="float" office:value="22810.307883654128" table:formula="of:= [.C60] + [.B61]" table:style-name="ce3">
            <text:p>22 81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56.20615767308288" table:formula="of:= [.B61] * [.$F$3]" table:style-name="ce3">
            <text:p>656</text:p>
          </table:table-cell>
          <table:table-cell office:value-type="float" office:value="23466.514041327209" table:formula="of:= [.C61] + [.B62]" table:style-name="ce3">
            <text:p>23 46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69.33028082654459" table:formula="of:= [.B62] * [.$F$3]" table:style-name="ce3">
            <text:p>669</text:p>
          </table:table-cell>
          <table:table-cell office:value-type="float" office:value="24135.844322153753" table:formula="of:= [.C62] + [.B63]" table:style-name="ce3">
            <text:p>24 13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82.71688644307551" table:formula="of:= [.B63] * [.$F$3]" table:style-name="ce3">
            <text:p>683</text:p>
          </table:table-cell>
          <table:table-cell office:value-type="float" office:value="24818.561208596828" table:formula="of:= [.C63] + [.B64]" table:style-name="ce3">
            <text:p>24 819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96.371224171937" table:formula="of:= [.B64] * [.$F$3]" table:style-name="ce3">
            <text:p>696</text:p>
          </table:table-cell>
          <table:table-cell office:value-type="float" office:value="25514.932432768765" table:formula="of:= [.C64] + [.B65]" table:style-name="ce3">
            <text:p>25 515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10.2986486553757" table:formula="of:= [.B65] * [.$F$3]" table:style-name="ce3">
            <text:p>710</text:p>
          </table:table-cell>
          <table:table-cell office:value-type="float" office:value="26225.231081424139" table:formula="of:= [.C65] + [.B66]" table:style-name="ce3">
            <text:p>26 22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24.50462162848328" table:formula="of:= [.B66] * [.$F$3]" table:style-name="ce3">
            <text:p>725</text:p>
          </table:table-cell>
          <table:table-cell office:value-type="float" office:value="26949.735703052622" table:formula="of:= [.C66] + [.B67]" table:style-name="ce3">
            <text:p>26 950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38.99471406105295" table:formula="of:= [.B67] * [.$F$3]" table:style-name="ce3">
            <text:p>739</text:p>
          </table:table-cell>
          <table:table-cell office:value-type="float" office:value="27688.730417113675" table:formula="of:= [.C67] + [.B68]" table:style-name="ce3">
            <text:p>27 68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53.77460834227406" table:formula="of:= [.B68] * [.$F$3]" table:style-name="ce3">
            <text:p>754</text:p>
          </table:table-cell>
          <table:table-cell office:value-type="float" office:value="28442.50502545595" table:formula="of:= [.C68] + [.B69]" table:style-name="ce3">
            <text:p>28 44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68.85010050911956" table:formula="of:= [.B69] * [.$F$3]" table:style-name="ce3">
            <text:p>769</text:p>
          </table:table-cell>
          <table:table-cell office:value-type="float" office:value="29211.35512596507" table:formula="of:= [.C69] + [.B70]" table:style-name="ce3">
            <text:p>29 211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84.22710251930198" table:formula="of:= [.B70] * [.$F$3]" table:style-name="ce3">
            <text:p>784</text:p>
          </table:table-cell>
          <table:table-cell office:value-type="float" office:value="29995.582228484371" table:formula="of:= [.C70] + [.B71]" table:style-name="ce3">
            <text:p>29 99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99.91164456968806" table:formula="of:= [.B71] * [.$F$3]" table:style-name="ce3">
            <text:p>800</text:p>
          </table:table-cell>
          <table:table-cell office:value-type="float" office:value="30795.49387305406" table:formula="of:= [.C71] + [.B72]" table:style-name="ce3">
            <text:p>30 79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15.90987746108181" table:formula="of:= [.B72] * [.$F$3]" table:style-name="ce3">
            <text:p>816</text:p>
          </table:table-cell>
          <table:table-cell office:value-type="float" office:value="31611.403750515143" table:formula="of:= [.C72] + [.B73]" table:style-name="ce3">
            <text:p>31 61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32.22807501030343" table:formula="of:= [.B73] * [.$F$3]" table:style-name="ce3">
            <text:p>832</text:p>
          </table:table-cell>
          <table:table-cell office:value-type="float" office:value="32443.631825525445" table:formula="of:= [.C73] + [.B74]" table:style-name="ce3">
            <text:p>32 44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48.87263651050955" table:formula="of:= [.B74] * [.$F$3]" table:style-name="ce3">
            <text:p>849</text:p>
          </table:table-cell>
          <table:table-cell office:value-type="float" office:value="33292.504462035955" table:formula="of:= [.C74] + [.B75]" table:style-name="ce3">
            <text:p>33 29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65.85008924071974" table:formula="of:= [.B75] * [.$F$3]" table:style-name="ce3">
            <text:p>866</text:p>
          </table:table-cell>
          <table:table-cell office:value-type="float" office:value="34158.354551276672" table:formula="of:= [.C75] + [.B76]" table:style-name="ce3">
            <text:p>34 15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83.16709102553421" table:formula="of:= [.B76] * [.$F$3]" table:style-name="ce3">
            <text:p>883</text:p>
          </table:table-cell>
          <table:table-cell office:value-type="float" office:value="35041.521642302207" table:formula="of:= [.C76] + [.B77]" table:style-name="ce3">
            <text:p>35 04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00.83043284604491" table:formula="of:= [.B77] * [.$F$3]" table:style-name="ce3">
            <text:p>901</text:p>
          </table:table-cell>
          <table:table-cell office:value-type="float" office:value="35942.35207514825" table:formula="of:= [.C77] + [.B78]" table:style-name="ce3">
            <text:p>35 94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18.84704150296579" table:formula="of:= [.B78] * [.$F$3]" table:style-name="ce3">
            <text:p>919</text:p>
          </table:table-cell>
          <table:table-cell office:value-type="float" office:value="36861.199116651216" table:formula="of:= [.C78] + [.B79]" table:style-name="ce3">
            <text:p>36 86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37.22398233302511" table:formula="of:= [.B79] * [.$F$3]" table:style-name="ce3">
            <text:p>937</text:p>
          </table:table-cell>
          <table:table-cell office:value-type="float" office:value="37798.42309898424" table:formula="of:= [.C79] + [.B80]" table:style-name="ce3">
            <text:p>37 79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55.96846197968557" table:formula="of:= [.B80] * [.$F$3]" table:style-name="ce3">
            <text:p>956</text:p>
          </table:table-cell>
          <table:table-cell office:value-type="float" office:value="38754.391560963923" table:formula="of:= [.C80] + [.B81]" table:style-name="ce3">
            <text:p>38 75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75.08783121927934" table:formula="of:= [.B81] * [.$F$3]" table:style-name="ce3">
            <text:p>975</text:p>
          </table:table-cell>
          <table:table-cell office:value-type="float" office:value="39729.479392183202" table:formula="of:= [.C81] + [.B82]" table:style-name="ce3">
            <text:p>39 72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94.58958784366496" table:formula="of:= [.B82] * [.$F$3]" table:style-name="ce3">
            <text:p>995</text:p>
          </table:table-cell>
          <table:table-cell office:value-type="float" office:value="40724.068980026866" table:formula="of:= [.C82] + [.B83]" table:style-name="ce3">
            <text:p>40 72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14.4813796005383" table:formula="of:= [.B83] * [.$F$3]" table:style-name="ce3">
            <text:p>1 014</text:p>
          </table:table-cell>
          <table:table-cell office:value-type="float" office:value="41738.550359627407" table:formula="of:= [.C83] + [.B84]" table:style-name="ce3">
            <text:p>41 73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34.771007192549" table:formula="of:= [.B84] * [.$F$3]" table:style-name="ce3">
            <text:p>1 035</text:p>
          </table:table-cell>
          <table:table-cell office:value-type="float" office:value="42773.321366819953" table:formula="of:= [.C84] + [.B85]" table:style-name="ce3">
            <text:p>42 77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055.4664273363999" table:formula="of:= [.B85] * [.$F$3]" table:style-name="ce3">
            <text:p>1 055</text:p>
          </table:table-cell>
          <table:table-cell office:value-type="float" office:value="43828.787794156357" table:formula="of:= [.C85] + [.B86]" table:style-name="ce3">
            <text:p>43 82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76.5757558831278" table:formula="of:= [.B86] * [.$F$3]" table:style-name="ce3">
            <text:p>1 077</text:p>
          </table:table-cell>
          <table:table-cell office:value-type="float" office:value="44905.363550039481" table:formula="of:= [.C86] + [.B87]" table:style-name="ce3">
            <text:p>44 90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98.1072710007904" table:formula="of:= [.B87] * [.$F$3]" table:style-name="ce3">
            <text:p>1 098</text:p>
          </table:table-cell>
          <table:table-cell office:value-type="float" office:value="46003.470821040275" table:formula="of:= [.C87] + [.B88]" table:style-name="ce3">
            <text:p>46 00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120.0694164208062" table:formula="of:= [.B88] * [.$F$3]" table:style-name="ce3">
            <text:p>1 120</text:p>
          </table:table-cell>
          <table:table-cell office:value-type="float" office:value="47123.540237461079" table:formula="of:= [.C88] + [.B89]" table:style-name="ce3">
            <text:p>47 124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42.4708047492222" table:formula="of:= [.B89] * [.$F$3]" table:style-name="ce3">
            <text:p>1 142</text:p>
          </table:table-cell>
          <table:table-cell office:value-type="float" office:value="48266.011042210303" table:formula="of:= [.C89] + [.B90]" table:style-name="ce3">
            <text:p>48 266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165.3202208442067" table:formula="of:= [.B90] * [.$F$3]" table:style-name="ce3">
            <text:p>1 165</text:p>
          </table:table-cell>
          <table:table-cell office:value-type="float" office:value="49431.331263054512" table:formula="of:= [.C90] + [.B91]" table:style-name="ce3">
            <text:p>49 431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188.6266252610908" table:formula="of:= [.B91] * [.$F$3]" table:style-name="ce3">
            <text:p>1 189</text:p>
          </table:table-cell>
          <table:table-cell office:value-type="float" office:value="50619.957888315599" table:formula="of:= [.C91] + [.B92]" table:style-name="ce3">
            <text:p>50 620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212.3991577663126" table:formula="of:= [.B92] * [.$F$3]" table:style-name="ce3">
            <text:p>1 212</text:p>
          </table:table-cell>
          <table:table-cell office:value-type="float" office:value="51832.35704608191" table:formula="of:= [.C92] + [.B93]" table:style-name="ce3">
            <text:p>51 83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236.6471409216388" table:formula="of:= [.B93] * [.$F$3]" table:style-name="ce3">
            <text:p>1 237</text:p>
          </table:table-cell>
          <table:table-cell office:value-type="float" office:value="53069.004187003549" table:formula="of:= [.C93] + [.B94]" table:style-name="ce3">
            <text:p>53 06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261.3800837400715" table:formula="of:= [.B94] * [.$F$3]" table:style-name="ce3">
            <text:p>1 261</text:p>
          </table:table-cell>
          <table:table-cell office:value-type="float" office:value="54330.38427074362" table:formula="of:= [.C94] + [.B95]" table:style-name="ce3">
            <text:p>54 330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286.607685414873" table:formula="of:= [.B95] * [.$F$3]" table:style-name="ce3">
            <text:p>1 287</text:p>
          </table:table-cell>
          <table:table-cell office:value-type="float" office:value="55616.99195615849" table:formula="of:= [.C95] + [.B96]" table:style-name="ce3">
            <text:p>55 617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12.3398391231706" table:formula="of:= [.B96] * [.$F$3]" table:style-name="ce3">
            <text:p>1 312</text:p>
          </table:table-cell>
          <table:table-cell office:value-type="float" office:value="56929.331795281658" table:formula="of:= [.C96] + [.B97]" table:style-name="ce3">
            <text:p>56 929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338.586635905634" table:formula="of:= [.B97] * [.$F$3]" table:style-name="ce3">
            <text:p>1 339</text:p>
          </table:table-cell>
          <table:table-cell office:value-type="float" office:value="58267.918431187289" table:formula="of:= [.C97] + [.B98]" table:style-name="ce3">
            <text:p>58 26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365.3583686237466" table:formula="of:= [.B98] * [.$F$3]" table:style-name="ce3">
            <text:p>1 365</text:p>
          </table:table-cell>
          <table:table-cell office:value-type="float" office:value="59633.276799811036" table:formula="of:= [.C98] + [.B99]" table:style-name="ce3">
            <text:p>59 63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392.6655359962215" table:formula="of:= [.B99] * [.$F$3]" table:style-name="ce3">
            <text:p>1 393</text:p>
          </table:table-cell>
          <table:table-cell office:value-type="float" office:value="61025.94233580726" table:formula="of:= [.C99] + [.B100]" table:style-name="ce3">
            <text:p>61 02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420.5188467161458" table:formula="of:= [.B100] * [.$F$3]" table:style-name="ce3">
            <text:p>1 421</text:p>
          </table:table-cell>
          <table:table-cell office:value-type="float" office:value="62446.461182523402" table:formula="of:= [.C100] + [.B101]" table:style-name="ce3">
            <text:p>62 446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26</meta:generator>
    <meta:initial-creator>Serhii</meta:initial-creator>
    <dc:creator>Yurii Olefir</dc:creator>
    <meta:creation-date>2015-06-05T18:17:20Z</meta:creation-date>
    <dc:date>2024-07-21T14:58:38Z</dc:date>
  </office:meta>
</office:document-meta>
</file>